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1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ce2"/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1">
            <text:p>1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1">
            <text:p>1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3.9216</text:p>
          </table:table-cell>
          <table:table-cell office:value-type="string">
            <text:p>1.0526</text:p>
          </table:table-cell>
          <table:table-cell office:value-type="string">
            <text:p>20.7895</text:p>
          </table:table-cell>
          <table:table-cell office:value-type="string">
            <text:p>78.1579</text:p>
          </table:table-cell>
          <table:table-cell table:style-name="ce4" office:value-type="float" office:value="1520">
            <text:p>1520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7.6471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5.6863</text:p>
          </table:table-cell>
          <table:table-cell office:value-type="string">
            <text:p>1.0088</text:p>
          </table:table-cell>
          <table:table-cell office:value-type="string">
            <text:p>19.1047</text:p>
          </table:table-cell>
          <table:table-cell office:value-type="string">
            <text:p>79.8865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83.3333</text:p>
          </table:table-cell>
          <table:table-cell office:value-type="string">
            <text:p>19.8135</text:p>
          </table:table-cell>
          <table:table-cell office:value-type="string">
            <text:p>44.2890</text:p>
          </table:table-cell>
          <table:table-cell office:value-type="string">
            <text:p>35.8974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5.6863</text:p>
          </table:table-cell>
          <table:table-cell office:value-type="string">
            <text:p>0.9091</text:p>
          </table:table-cell>
          <table:table-cell office:value-type="string">
            <text:p>20.2841</text:p>
          </table:table-cell>
          <table:table-cell office:value-type="string">
            <text:p>78.8068</text:p>
          </table:table-cell>
          <table:table-cell office:value-type="float" office:value="7040">
            <text:p>704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83.3333</text:p>
          </table:table-cell>
          <table:table-cell office:value-type="string">
            <text:p>14.7059</text:p>
          </table:table-cell>
          <table:table-cell office:value-type="string">
            <text:p>46.0208</text:p>
          </table:table-cell>
          <table:table-cell office:value-type="string">
            <text:p>39.2734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67.6471</text:p>
          </table:table-cell>
          <table:table-cell office:value-type="string">
            <text:p>17.3804</text:p>
          </table:table-cell>
          <table:table-cell office:value-type="string">
            <text:p>38.7909</text:p>
          </table:table-cell>
          <table:table-cell office:value-type="string">
            <text:p>43.82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67.6471</text:p>
          </table:table-cell>
          <table:table-cell office:value-type="string">
            <text:p>25.3676</text:p>
          </table:table-cell>
          <table:table-cell office:value-type="string">
            <text:p>37.5000</text:p>
          </table:table-cell>
          <table:table-cell office:value-type="string">
            <text:p>37.1324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67.6471</text:p>
          </table:table-cell>
          <table:table-cell office:value-type="string">
            <text:p>17.3804</text:p>
          </table:table-cell>
          <table:table-cell office:value-type="string">
            <text:p>38.7909</text:p>
          </table:table-cell>
          <table:table-cell office:value-type="string">
            <text:p>43.82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83.3333</text:p>
          </table:table-cell>
          <table:table-cell office:value-type="string">
            <text:p>40.0943</text:p>
          </table:table-cell>
          <table:table-cell office:value-type="string">
            <text:p>34.9057</text:p>
          </table:table-cell>
          <table:table-cell office:value-type="string">
            <text:p>25.000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67.6471</text:p>
          </table:table-cell>
          <table:table-cell office:value-type="string">
            <text:p>25.3676</text:p>
          </table:table-cell>
          <table:table-cell office:value-type="string">
            <text:p>37.5000</text:p>
          </table:table-cell>
          <table:table-cell office:value-type="string">
            <text:p>37.1324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2">
            <text:p>2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2">
            <text:p>2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0.0000</text:p>
          </table:table-cell>
          <table:table-cell office:value-type="string">
            <text:p>49.1803</text:p>
          </table:table-cell>
          <table:table-cell office:value-type="string">
            <text:p>44.2623</text:p>
          </table:table-cell>
          <table:table-cell office:value-type="string">
            <text:p>6.5574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68.0000</text:p>
          </table:table-cell>
          <table:table-cell office:value-type="string">
            <text:p>80.9524</text:p>
          </table:table-cell>
          <table:table-cell office:value-type="string">
            <text:p>19.047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68.0000</text:p>
          </table:table-cell>
          <table:table-cell office:value-type="string">
            <text:p>56.6667</text:p>
          </table:table-cell>
          <table:table-cell office:value-type="string">
            <text:p>43.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ce1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3">
            <text:p>3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3">
            <text:p>3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55.6962</text:p>
          </table:table-cell>
          <table:table-cell office:value-type="string">
            <text:p>61.9718</text:p>
          </table:table-cell>
          <table:table-cell office:value-type="string">
            <text:p>38.028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1246</text:p>
          </table:table-cell>
          <table:table-cell office:value-type="string">
            <text:p>65.8754</text:p>
          </table:table-cell>
          <table:table-cell office:value-type="float" office:value="1348">
            <text:p>1348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.1235</text:p>
          </table:table-cell>
          <table:table-cell office:value-type="string">
            <text:p>9.876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55.6962</text:p>
          </table:table-cell>
          <table:table-cell table:style-name="ce3" office:value-type="string">
            <text:p>3.6036</text:p>
          </table:table-cell>
          <table:table-cell office:value-type="string">
            <text:p>13.2678</text:p>
          </table:table-cell>
          <table:table-cell office:value-type="string">
            <text:p>83.1286</text:p>
          </table:table-cell>
          <table:table-cell table:style-name="ce4" office:value-type="float" office:value="4884">
            <text:p>4884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4029</text:p>
          </table:table-cell>
          <table:table-cell office:value-type="string">
            <text:p>79.5971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.7273</text:p>
          </table:table-cell>
          <table:table-cell office:value-type="string">
            <text:p>42.272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55.6962</text:p>
          </table:table-cell>
          <table:table-cell table:style-name="ce3" office:value-type="string">
            <text:p>2.1505</text:p>
          </table:table-cell>
          <table:table-cell table:style-name="ce3" office:value-type="string">
            <text:p>9.0909</text:p>
          </table:table-cell>
          <table:table-cell office:value-type="string">
            <text:p>88.7586</text:p>
          </table:table-cell>
          <table:table-cell table:style-name="ce4" office:value-type="float" office:value="8184">
            <text:p>8184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.4349</text:p>
          </table:table-cell>
          <table:table-cell office:value-type="string">
            <text:p>84.5651</text:p>
          </table:table-cell>
          <table:table-cell office:value-type="float" office:value="9796">
            <text:p>979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3552</text:p>
          </table:table-cell>
          <table:table-cell office:value-type="string">
            <text:p>65.6448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4018</text:p>
          </table:table-cell>
          <table:table-cell office:value-type="string">
            <text:p>56.5982</text:p>
          </table:table-cell>
          <table:table-cell office:value-type="float" office:value="2728">
            <text:p>2728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5170</text:p>
          </table:table-cell>
          <table:table-cell office:value-type="string">
            <text:p>7.4830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55.6962</text:p>
          </table:table-cell>
          <table:table-cell table:style-name="ce3" office:value-type="string">
            <text:p>2.1869</text:p>
          </table:table-cell>
          <table:table-cell table:style-name="ce3" office:value-type="string">
            <text:p>7.5547</text:p>
          </table:table-cell>
          <table:table-cell office:value-type="string">
            <text:p>90.2584</text:p>
          </table:table-cell>
          <table:table-cell table:style-name="ce4" office:value-type="float" office:value="8048">
            <text:p>80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9536</text:p>
          </table:table-cell>
          <table:table-cell office:value-type="string">
            <text:p>91.0464</text:p>
          </table:table-cell>
          <table:table-cell office:value-type="float" office:value="7148">
            <text:p>71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.9720</text:p>
          </table:table-cell>
          <table:table-cell office:value-type="string">
            <text:p>71.0280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3846</text:p>
          </table:table-cell>
          <table:table-cell office:value-type="string">
            <text:p>59.6154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2535</text:p>
          </table:table-cell>
          <table:table-cell office:value-type="string">
            <text:p>7.7465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55.6962</text:p>
          </table:table-cell>
          <table:table-cell table:style-name="ce3" office:value-type="string">
            <text:p>3.7006</text:p>
          </table:table-cell>
          <table:table-cell table:style-name="ce3" office:value-type="string">
            <text:p>10.9336</text:p>
          </table:table-cell>
          <table:table-cell office:value-type="string">
            <text:p>85.3659</text:p>
          </table:table-cell>
          <table:table-cell table:style-name="ce4" office:value-type="float" office:value="4756">
            <text:p>475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272</text:p>
          </table:table-cell>
          <table:table-cell office:value-type="string">
            <text:p>86.2728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.5957</text:p>
          </table:table-cell>
          <table:table-cell office:value-type="string">
            <text:p>48.4043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5294</text:p>
          </table:table-cell>
          <table:table-cell office:value-type="string">
            <text:p>56.4706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5170</text:p>
          </table:table-cell>
          <table:table-cell office:value-type="string">
            <text:p>7.4830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55.6962</text:p>
          </table:table-cell>
          <table:table-cell table:style-name="ce3" office:value-type="string">
            <text:p>2.1869</text:p>
          </table:table-cell>
          <table:table-cell table:style-name="ce3" office:value-type="string">
            <text:p>7.5547</text:p>
          </table:table-cell>
          <table:table-cell office:value-type="string">
            <text:p>90.2584</text:p>
          </table:table-cell>
          <table:table-cell table:style-name="ce4" office:value-type="float" office:value="8048">
            <text:p>8048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2700</text:p>
          </table:table-cell>
          <table:table-cell office:value-type="string">
            <text:p>90.7300</text:p>
          </table:table-cell>
          <table:table-cell office:value-type="float" office:value="6904">
            <text:p>69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4444</text:p>
          </table:table-cell>
          <table:table-cell office:value-type="string">
            <text:p>65.555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5145</text:p>
          </table:table-cell>
          <table:table-cell office:value-type="string">
            <text:p>59.4855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.2535</text:p>
          </table:table-cell>
          <table:table-cell office:value-type="string">
            <text:p>7.7465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55.6962</text:p>
          </table:table-cell>
          <table:table-cell table:style-name="ce3" office:value-type="string">
            <text:p>3.7006</text:p>
          </table:table-cell>
          <table:table-cell table:style-name="ce3" office:value-type="string">
            <text:p>10.9336</text:p>
          </table:table-cell>
          <table:table-cell office:value-type="string">
            <text:p>85.3659</text:p>
          </table:table-cell>
          <table:table-cell table:style-name="ce4" office:value-type="float" office:value="4756">
            <text:p>4756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871</text:p>
          </table:table-cell>
          <table:table-cell office:value-type="string">
            <text:p>86.2129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.5957</text:p>
          </table:table-cell>
          <table:table-cell office:value-type="string">
            <text:p>48.4043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ce1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4">
            <text:p>4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2" office:value-type="float" office:value="4">
            <text:p>4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10.8911</text:p>
          </table:table-cell>
          <table:table-cell office:value-type="string">
            <text:p>0.7284</text:p>
          </table:table-cell>
          <table:table-cell office:value-type="string">
            <text:p>12.0841</text:p>
          </table:table-cell>
          <table:table-cell office:value-type="string">
            <text:p>87.1876</text:p>
          </table:table-cell>
          <table:table-cell office:value-type="string">
            <text:p>6.0410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34.1584</text:p>
          </table:table-cell>
          <table:table-cell office:value-type="string">
            <text:p>3.5668</text:p>
          </table:table-cell>
          <table:table-cell office:value-type="string">
            <text:p>19.6433</text:p>
          </table:table-cell>
          <table:table-cell office:value-type="string">
            <text:p>76.7899</text:p>
          </table:table-cell>
          <table:table-cell office:value-type="float" office:value="3869">
            <text:p>3869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table:style-name="ce3"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table:style-name="ce4" office:value-type="float" office:value="10912">
            <text:p>109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2</text:p>
          </table:table-cell>
          <table:table-cell office:value-type="string">
            <text:p>17.3267</text:p>
          </table:table-cell>
          <table:table-cell office:value-type="string">
            <text:p>0.5380</text:p>
          </table:table-cell>
          <table:table-cell office:value-type="string">
            <text:p>11.7123</text:p>
          </table:table-cell>
          <table:table-cell office:value-type="string">
            <text:p>87.7498</text:p>
          </table:table-cell>
          <table:table-cell office:value-type="string">
            <text:p>13.0120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73.0198</text:p>
          </table:table-cell>
          <table:table-cell office:value-type="string">
            <text:p>2.0176</text:p>
          </table:table-cell>
          <table:table-cell office:value-type="string">
            <text:p>17.4817</text:p>
          </table:table-cell>
          <table:table-cell office:value-type="string">
            <text:p>80.5006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table:style-name="ce3" office:value-type="string">
            <text:p>3.6344</text:p>
          </table:table-cell>
          <table:table-cell office:value-type="string">
            <text:p>17.7222</text:p>
          </table:table-cell>
          <table:table-cell office:value-type="string">
            <text:p>78.6434</text:p>
          </table:table-cell>
          <table:table-cell table:style-name="ce4" office:value-type="float" office:value="11116">
            <text:p>111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29.2079</text:p>
          </table:table-cell>
          <table:table-cell office:value-type="string">
            <text:p>0.7489</text:p>
          </table:table-cell>
          <table:table-cell office:value-type="string">
            <text:p>12.4778</text:p>
          </table:table-cell>
          <table:table-cell office:value-type="string">
            <text:p>86.7733</text:p>
          </table:table-cell>
          <table:table-cell office:value-type="string">
            <text:p>15.756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81.9307</text:p>
          </table:table-cell>
          <table:table-cell office:value-type="string">
            <text:p>1.9131</text:p>
          </table:table-cell>
          <table:table-cell office:value-type="string">
            <text:p>18.5412</text:p>
          </table:table-cell>
          <table:table-cell office:value-type="string">
            <text:p>79.5457</text:p>
          </table:table-cell>
          <table:table-cell office:value-type="float" office:value="17302">
            <text:p>17302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29.2079</text:p>
          </table:table-cell>
          <table:table-cell office:value-type="string">
            <text:p>0.8854</text:p>
          </table:table-cell>
          <table:table-cell office:value-type="string">
            <text:p>14.0692</text:p>
          </table:table-cell>
          <table:table-cell office:value-type="string">
            <text:p>85.0454</text:p>
          </table:table-cell>
          <table:table-cell office:value-type="string">
            <text:p>13.327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47.0297</text:p>
          </table:table-cell>
          <table:table-cell office:value-type="string">
            <text:p>2.4263</text:p>
          </table:table-cell>
          <table:table-cell office:value-type="string">
            <text:p>24.2370</text:p>
          </table:table-cell>
          <table:table-cell office:value-type="string">
            <text:p>73.3367</text:p>
          </table:table-cell>
          <table:table-cell office:value-type="float" office:value="7831">
            <text:p>7831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.8911</text:p>
          </table:table-cell>
          <table:table-cell office:value-type="string">
            <text:p>0.5963</text:p>
          </table:table-cell>
          <table:table-cell office:value-type="string">
            <text:p>10.5299</text:p>
          </table:table-cell>
          <table:table-cell office:value-type="string">
            <text:p>88.8738</text:p>
          </table:table-cell>
          <table:table-cell office:value-type="string">
            <text:p>7.3790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69.0594</text:p>
          </table:table-cell>
          <table:table-cell office:value-type="string">
            <text:p>2.6055</text:p>
          </table:table-cell>
          <table:table-cell office:value-type="string">
            <text:p>13.2051</text:p>
          </table:table-cell>
          <table:table-cell office:value-type="string">
            <text:p>84.1894</text:p>
          </table:table-cell>
          <table:table-cell office:value-type="float" office:value="10708">
            <text:p>10708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7.3267</text:p>
          </table:table-cell>
          <table:table-cell office:value-type="string">
            <text:p>0.6331</text:p>
          </table:table-cell>
          <table:table-cell office:value-type="string">
            <text:p>13.0517</text:p>
          </table:table-cell>
          <table:table-cell office:value-type="string">
            <text:p>86.3151</text:p>
          </table:table-cell>
          <table:table-cell office:value-type="string">
            <text:p>11.056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41.5842</text:p>
          </table:table-cell>
          <table:table-cell office:value-type="string">
            <text:p>2.2346</text:p>
          </table:table-cell>
          <table:table-cell office:value-type="string">
            <text:p>22.8784</text:p>
          </table:table-cell>
          <table:table-cell office:value-type="string">
            <text:p>74.8869</text:p>
          </table:table-cell>
          <table:table-cell office:value-type="float" office:value="7518">
            <text:p>7518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.8911</text:p>
          </table:table-cell>
          <table:table-cell office:value-type="string">
            <text:p>0.6070</text:p>
          </table:table-cell>
          <table:table-cell office:value-type="string">
            <text:p>10.7187</text:p>
          </table:table-cell>
          <table:table-cell office:value-type="string">
            <text:p>88.6743</text:p>
          </table:table-cell>
          <table:table-cell office:value-type="string">
            <text:p>7.2490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65.5941</text:p>
          </table:table-cell>
          <table:table-cell office:value-type="string">
            <text:p>2.7906</text:p>
          </table:table-cell>
          <table:table-cell office:value-type="string">
            <text:p>13.3530</text:p>
          </table:table-cell>
          <table:table-cell office:value-type="string">
            <text:p>83.8564</text:p>
          </table:table-cell>
          <table:table-cell office:value-type="float" office:value="9496">
            <text:p>9496</text:p>
          </table:table-cell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29.2079</text:p>
          </table:table-cell>
          <table:table-cell office:value-type="string">
            <text:p>0.8909</text:p>
          </table:table-cell>
          <table:table-cell office:value-type="string">
            <text:p>14.1563</text:p>
          </table:table-cell>
          <table:table-cell office:value-type="string">
            <text:p>84.9528</text:p>
          </table:table-cell>
          <table:table-cell office:value-type="string">
            <text:p>13.245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47.0297</text:p>
          </table:table-cell>
          <table:table-cell office:value-type="string">
            <text:p>2.7089</text:p>
          </table:table-cell>
          <table:table-cell office:value-type="string">
            <text:p>25.8483</text:p>
          </table:table-cell>
          <table:table-cell office:value-type="string">
            <text:p>71.4428</text:p>
          </table:table-cell>
          <table:table-cell office:value-type="float" office:value="7014">
            <text:p>7014</text:p>
          </table:table-cell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.8911</text:p>
          </table:table-cell>
          <table:table-cell office:value-type="string">
            <text:p>0.5973</text:p>
          </table:table-cell>
          <table:table-cell office:value-type="string">
            <text:p>10.5470</text:p>
          </table:table-cell>
          <table:table-cell office:value-type="string">
            <text:p>88.8557</text:p>
          </table:table-cell>
          <table:table-cell office:value-type="string">
            <text:p>7.3670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69.0594</text:p>
          </table:table-cell>
          <table:table-cell office:value-type="string">
            <text:p>2.7684</text:p>
          </table:table-cell>
          <table:table-cell office:value-type="string">
            <text:p>13.6932</text:p>
          </table:table-cell>
          <table:table-cell office:value-type="string">
            <text:p>83.5384</text:p>
          </table:table-cell>
          <table:table-cell office:value-type="float" office:value="10078">
            <text:p>10078</text:p>
          </table:table-cell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7.3267</text:p>
          </table:table-cell>
          <table:table-cell office:value-type="string">
            <text:p>0.6374</text:p>
          </table:table-cell>
          <table:table-cell office:value-type="string">
            <text:p>13.1397</text:p>
          </table:table-cell>
          <table:table-cell office:value-type="string">
            <text:p>86.2229</text:p>
          </table:table-cell>
          <table:table-cell office:value-type="string">
            <text:p>10.982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41.5842</text:p>
          </table:table-cell>
          <table:table-cell office:value-type="string">
            <text:p>2.5071</text:p>
          </table:table-cell>
          <table:table-cell office:value-type="string">
            <text:p>24.3993</text:p>
          </table:table-cell>
          <table:table-cell office:value-type="string">
            <text:p>73.0936</text:p>
          </table:table-cell>
          <table:table-cell office:value-type="float" office:value="6701">
            <text:p>6701</text:p>
          </table:table-cell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.8911</text:p>
          </table:table-cell>
          <table:table-cell office:value-type="string">
            <text:p>0.6077</text:p>
          </table:table-cell>
          <table:table-cell office:value-type="string">
            <text:p>10.7306</text:p>
          </table:table-cell>
          <table:table-cell office:value-type="string">
            <text:p>88.6618</text:p>
          </table:table-cell>
          <table:table-cell office:value-type="string">
            <text:p>7.2410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65.5941</text:p>
          </table:table-cell>
          <table:table-cell office:value-type="string">
            <text:p>2.9127</text:p>
          </table:table-cell>
          <table:table-cell office:value-type="string">
            <text:p>13.5634</text:p>
          </table:table-cell>
          <table:table-cell office:value-type="string">
            <text:p>83.5239</text:p>
          </table:table-cell>
          <table:table-cell office:value-type="float" office:value="9098">
            <text:p>9098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14.12.2019</text:date>, <text:time>02:4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41:28.59</meta:creation-date>
    <dc:date>2019-12-14T02:46:05.64</dc:date>
    <meta:editing-duration>PT4H33M52S</meta:editing-duration>
    <meta:editing-cycles>3</meta:editing-cycles>
    <meta:generator>OpenOffice/4.1.6$Win32 OpenOffice.org_project/416m1$Build-9790</meta:generator>
    <meta:document-statistic meta:table-count="3" meta:cell-count="1056" meta:object-count="0"/>
  </office:meta>
</office:document-meta>
</file>